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0000002004830649D139D63BE.png" manifest:media-type="image/png"/>
  <manifest:file-entry manifest:full-path="Pictures/10000201000000D4000000D48B8F2DE70B24E7C0.png" manifest:media-type="image/png"/>
  <manifest:file-entry manifest:full-path="Pictures/100002010000012C000001364F70B04F8C5E3511.png" manifest:media-type="image/png"/>
  <manifest:file-entry manifest:full-path="Pictures/10000201000000C0000000C0E449188A05DADF92.png" manifest:media-type="image/png"/>
  <manifest:file-entry manifest:full-path="Pictures/10000201000001F4000001F457F65C3FC1CA94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81cm" svg:stroke-color="#314004" draw:marker-start-width="0.324cm" draw:marker-end-width="0.324cm" draw:fill="none" draw:textarea-horizontal-align="justify" draw:textarea-vertical-align="middle" draw:auto-grow-height="false" fo:min-height="7.544cm" fo:min-width="29.9cm" fo:padding-top="0.165cm" fo:padding-bottom="0.165cm" fo:padding-left="0.29cm" fo:padding-right="0.2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e5ca" draw:textarea-horizontal-align="justify" draw:textarea-vertical-align="middle" draw:auto-grow-height="false" fo:min-height="5.81cm" fo:min-width="6.83cm" fo:padding-top="0.142cm" fo:padding-bottom="0.142cm" fo:padding-left="0.267cm" fo:padding-right="0.267cm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5.81cm" fo:min-width="6.83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161cm"/>
    </style:style>
    <style:style style:name="gr5" style:family="graphic" style:parent-style-name="standard">
      <style:graphic-properties svg:stroke-width="0.028cm" draw:marker-start-width="0.245cm" draw:marker-end-width="0.245cm" draw:fill-color="#83caff" draw:textarea-horizontal-align="justify" draw:textarea-vertical-align="middle" draw:auto-grow-height="false" fo:min-height="5.812cm" fo:min-width="6.832cm" fo:padding-top="0.139cm" fo:padding-bottom="0.139cm" fo:padding-left="0.264cm" fo:padding-right="0.264cm"/>
    </style:style>
    <style:style style:name="gr6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136cm" draw:shadow="hidden"/>
    </style:style>
    <style:style style:name="gr7" style:family="graphic" style:parent-style-name="standard">
      <style:graphic-properties svg:stroke-width="0.028cm" draw:marker-start-width="0.245cm" draw:marker-end-width="0.245cm" draw:fill-color="#c2e0ae" draw:textarea-horizontal-align="justify" draw:textarea-vertical-align="middle" draw:auto-grow-height="false" fo:min-height="0.868cm" fo:min-width="4.428cm" fo:padding-top="0.139cm" fo:padding-bottom="0.139cm" fo:padding-left="0.264cm" fo:padding-right="0.264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5.81cm" fo:min-width="6.83cm" fo:padding-top="0.142cm" fo:padding-bottom="0.142cm" fo:padding-left="0.267cm" fo:padding-right="0.267cm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Object_20_with_20_no_20_fill_20_and_20_no_20_line">
      <style:graphic-properties draw:stroke="none" draw:fill="solid" draw:fill-color="#ffffff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33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822cm"/>
    </style:style>
    <style:style style:name="gr15" style:family="graphic" style:parent-style-name="Object_20_with_20_no_20_fill_20_and_20_no_20_line">
      <style:graphic-properties draw:stroke="none" draw:fill="solid" draw:fill-color="#ffffff" draw:color-mode="standard" draw:luminance="0%" draw:contrast="0%" draw:gamma="100%" draw:red="0%" draw:green="0%" draw:blue="0%" fo:clip="rect(0cm, 0cm, 0cm, 0cm)" draw:image-opacity="99%" style:mirror="none"/>
    </style:style>
    <style:style style:name="gr16" style:family="graphic" style:parent-style-name="standard">
      <style:graphic-properties draw:stroke="none" draw:stroke-dash="Dashed_20__28_var_29__20_1" svg:stroke-width="0cm" svg:stroke-color="#000000" draw:marker-start="" draw:marker-start-width="0.203cm" draw:marker-start-center="false" draw:marker-end="" draw:marker-end-width="0.203cm" draw:marker-end-center="false" svg:stroke-opacity="100%" draw:stroke-linejoin="round" svg:stroke-linecap="butt" draw:fill="solid" draw:fill-color="#ff950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17" style:family="graphic" style:parent-style-name="standard">
      <style:graphic-properties draw:stroke="none" draw:fill="solid" draw:fill-color="#ff950e" dr3d:vertical-segments="14" dr3d:close-front="true" dr3d:close-back="tru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e5ca"/>
      <style:paragraph-properties fo:text-align="center"/>
      <style:text-properties style:font-name="Bitstream Vera Sans" fo:font-size="18pt" fo:font-weight="bold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-color="#bcaed5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9.5pt" fo:font-weight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Bitstream Vera Sans" fo:font-size="14pt" style:font-size-asian="14pt" style:font-size-complex="14pt"/>
    </style:style>
    <style:style style:name="P8" style:family="paragraph">
      <loext:graphic-properties draw:fill-color="#83caff"/>
      <style:paragraph-properties fo:text-align="center"/>
      <style:text-properties style:font-name="Bitstream Vera Sans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c2e0ae"/>
      <style:paragraph-properties fo:text-align="center"/>
      <style:text-properties style:font-name="Bitstream Vera Sans"/>
    </style:style>
    <style:style style:name="P11" style:family="paragraph">
      <loext:graphic-properties draw:fill-color="#bcaed5"/>
      <style:paragraph-properties fo:text-align="center"/>
      <style:text-properties style:font-name="Bitstream Vera Sans" fo:font-size="19.5pt" fo:font-weight="bold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 draw:fill-color="#ffffff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Bitstream Vera Sans"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font-name="Bitstream Vera Sans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Bitstream Vera Sans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Bitstream Vera Sans" fo:font-size="14pt" style:font-size-asian="14pt" style:font-size-complex="14pt"/>
    </style:style>
    <style:style style:name="T7" style:family="text"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Bitstream Vera Sans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Bitstream Vera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48cm" svg:height="7.874cm" svg:x="0.635cm" svg:y="0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6.35cm" svg:x="12.065cm" svg:y="1.524cm">
          <text:p text:style-name="P2"><text:span text:style-name="T1">Image Processing /</text:span></text:p>
          <text:p text:style-name="P2"><text:span text:style-name="T1">Modeling /</text:span></text:p>
          <text:p text:style-name="P2"><text:span text:style-name="T1">Reconstruction Server</text:span></text:p>
          <text:p text:style-name="P2"><text:span text:style-name="T2"/></text:p>
          <text:p text:style-name="P2"><text:span text:style-name="T3">(aiort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6.39834678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.62cm" svg:height="6.35cm" svg:x="22.86cm" svg:y="1.524cm">
          <text:p text:style-name="P4"><text:span text:style-name="T1">Results Display</text:span></text:p>
          <text:p text:style-name="P4"><text:span text:style-name="T1">Website</text:span></text:p>
          <text:p text:style-name="P4"><text:span text:style-name="T1"/></text:p>
          <text:p text:style-name="P4"><text:span text:style-name="T4">(HTML5 / JavaScript /</text:span></text:p>
          <text:p text:style-name="P4"><text:span text:style-name="T4">WebGL*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6.39834678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0.287cm" svg:height="1.411cm" svg:x="0.211cm" svg:y="22.5cm">
          <draw:text-box>
            <text:p text:style-name="P6"><text:span text:style-name="T5">LAST UPDATED:</text:span><text:span text:style-name="T6"><text:line-break/></text:span><text:span text:style-name="T6">2018-10-11 @ 13:44 CDT</text:span></text:p>
          </draw:text-box>
        </draw:frame>
        <draw:g>
          <draw:custom-shape draw:style-name="gr5" draw:text-style-name="P8" draw:layer="layout" svg:width="7.62cm" svg:height="6.35cm" svg:x="1.27cm" svg:y="12.7cm">
            <text:p text:style-name="P2"><text:span text:style-name="T6">Measurement Device</text:span></text:p>
            <text:p text:style-name="P2"><text:span text:style-name="T6">(Tablet / Phone)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10.667891352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layer="layout" svg:width="1.27cm" svg:height="3.81cm" draw:transform="rotate (1.5707963267949) translate (8.89cm 16.4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0" draw:layer="layout" svg:width="5.08cm" svg:height="1.27cm" svg:x="3.81cm" svg:y="17.072cm">
            <text:p text:style-name="P2"><text:span text:style-name="T6">Camera 2</text:span></text:p>
            <text:p text:style-name="P2"><text:span text:style-name="T7">(Environment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draw:layer="layout" svg:width="5.08cm" svg:height="1.27cm" svg:x="3.81cm" svg:y="15.167cm">
            <text:p text:style-name="P2"><text:span text:style-name="T6">Camera 1</text:span></text:p>
            <text:p text:style-name="P2"><text:span text:style-name="T7">(User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draw:layer="layout" svg:width="1.27cm" svg:height="3.81cm" draw:transform="rotate (1.5707963267949) translate (8.891cm 18.3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8" draw:text-style-name="P11" draw:layer="layout" svg:width="7.62cm" svg:height="6.35cm" svg:x="1.27cm" svg:y="1.524cm">
          <text:p text:style-name="P2"><text:span text:style-name="T1">Photographic Capture</text:span></text:p>
          <text:p text:style-name="P2"><text:span text:style-name="T1">Website</text:span></text:p>
          <text:p text:style-name="P2"><text:span text:style-name="T8"/></text:p>
          <text:p text:style-name="P2"><text:span text:style-name="T4">(HTML5 / JavaScrip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6.39834678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2" draw:layer="layout" svg:x1="8.89cm" svg:y1="4.699cm" svg:x2="12.065cm" svg:y2="4.699cm">
          <text:p/>
        </draw:line>
        <draw:line draw:style-name="gr9" draw:text-style-name="P12" draw:layer="layout" svg:x1="19.69cm" svg:y1="4.699cm" svg:x2="22.865cm" svg:y2="4.699cm">
          <text:p/>
        </draw:line>
        <draw:frame draw:style-name="gr10" draw:text-style-name="P13" draw:layer="layout" svg:width="1.904cm" svg:height="1.904cm" svg:x="20.22cm" svg:y="3.759cm">
          <draw:image xlink:href="Pictures/10000201000000C0000000C0E449188A05DADF92.png" xlink:type="simple" xlink:show="embed" xlink:actuate="onLoad">
            <text:p/>
          </draw:image>
        </draw:frame>
        <draw:line draw:style-name="gr9" draw:text-style-name="P12" draw:layer="layout" svg:x1="5.08cm" svg:y1="12.7cm" svg:x2="5.08cm" svg:y2="7.874cm">
          <text:p/>
        </draw:line>
        <draw:g>
          <draw:frame draw:style-name="gr11" draw:text-style-name="P12" draw:layer="layout" svg:width="1.905cm" svg:height="1.905cm" svg:x="6.35cm" svg:y="9.5cm">
            <draw:image xlink:href="Pictures/10000201000001F4000001F457F65C3FC1CA94DE.png" xlink:type="simple" xlink:show="embed" xlink:actuate="onLoad">
              <text:p/>
            </draw:image>
          </draw:frame>
          <draw:frame draw:style-name="gr11" draw:text-style-name="P12" draw:layer="layout" svg:width="1.905cm" svg:height="1.905cm" svg:x="4.164cm" svg:y="9.5cm">
            <draw:image xlink:href="Pictures/100002010000012C000001364F70B04F8C5E3511.png" xlink:type="simple" xlink:show="embed" xlink:actuate="onLoad">
              <text:p/>
            </draw:image>
          </draw:frame>
          <draw:frame draw:style-name="gr11" draw:text-style-name="P12" draw:layer="layout" svg:width="1.905cm" svg:height="1.905cm" svg:x="1.905cm" svg:y="9.5cm">
            <draw:image xlink:href="Pictures/10000201000000D4000000D48B8F2DE70B24E7C0.png" xlink:type="simple" xlink:show="embed" xlink:actuate="onLoad">
              <text:p/>
            </draw:image>
          </draw:frame>
        </draw:g>
        <draw:line draw:style-name="gr9" draw:text-style-name="P12" draw:layer="layout" svg:x1="26.669cm" svg:y1="7.875cm" svg:x2="26.67cm" svg:y2="12.827cm">
          <text:p/>
        </draw:line>
        <draw:g>
          <draw:frame draw:style-name="gr11" draw:text-style-name="P12" draw:layer="layout" svg:width="1.905cm" svg:height="1.905cm" svg:x="27.94cm" svg:y="9.518cm">
            <draw:image xlink:href="Pictures/10000201000001F4000001F457F65C3FC1CA94DE.png" xlink:type="simple" xlink:show="embed" xlink:actuate="onLoad">
              <text:p/>
            </draw:image>
          </draw:frame>
          <draw:frame draw:style-name="gr11" draw:text-style-name="P12" draw:layer="layout" svg:width="1.905cm" svg:height="1.905cm" svg:x="25.754cm" svg:y="9.518cm">
            <draw:image xlink:href="Pictures/100002010000012C000001364F70B04F8C5E3511.png" xlink:type="simple" xlink:show="embed" xlink:actuate="onLoad">
              <text:p/>
            </draw:image>
          </draw:frame>
          <draw:frame draw:style-name="gr11" draw:text-style-name="P12" draw:layer="layout" svg:width="1.905cm" svg:height="1.905cm" svg:x="23.495cm" svg:y="9.518cm">
            <draw:image xlink:href="Pictures/10000201000000D4000000D48B8F2DE70B24E7C0.png" xlink:type="simple" xlink:show="embed" xlink:actuate="onLoad">
              <text:p/>
            </draw:image>
          </draw:frame>
        </draw:g>
        <draw:g>
          <draw:frame draw:style-name="gr12" draw:text-style-name="P12" draw:layer="layout" svg:width="2.54cm" svg:height="2.54cm" svg:x="23.549cm" svg:y="14.243cm">
            <draw:image xlink:href="Pictures/1000020100000200000002004830649D139D63BE.png" xlink:type="simple" xlink:show="embed" xlink:actuate="onLoad">
              <text:p/>
            </draw:image>
          </draw:frame>
          <draw:frame draw:style-name="gr12" draw:text-style-name="P12" draw:layer="layout" svg:width="2.54cm" svg:height="2.54cm" svg:x="27.278cm" svg:y="14.243cm">
            <draw:image xlink:href="Pictures/1000020100000200000002004830649D139D63BE.png" xlink:type="simple" xlink:show="embed" xlink:actuate="onLoad">
              <text:p/>
            </draw:image>
          </draw:frame>
          <draw:frame draw:style-name="gr12" draw:text-style-name="P12" draw:layer="layout" svg:width="2.54cm" svg:height="2.54cm" svg:x="25.4cm" svg:y="12.873cm">
            <draw:image xlink:href="Pictures/1000020100000200000002004830649D139D63BE.png" xlink:type="simple" xlink:show="embed" xlink:actuate="onLoad">
              <text:p/>
            </draw:image>
          </draw:frame>
        </draw:g>
        <draw:frame draw:style-name="gr13" draw:text-style-name="P14" draw:layer="layout" svg:width="10.16cm" svg:height="1.016cm" svg:x="21.59cm" svg:y="16.71cm">
          <draw:text-box>
            <text:p text:style-name="P2"><text:span text:style-name="T9">Conservators / Patrons / Observers</text:span></text:p>
          </draw:text-box>
        </draw:frame>
        <draw:frame draw:style-name="gr14" draw:text-style-name="P15" draw:layer="layout" svg:width="10.16cm" svg:height="1.072cm" svg:x="10.795cm" svg:y="8.862cm">
          <draw:text-box>
            <text:p text:style-name="P2"><text:span text:style-name="T10">webrtc-perception</text:span></text:p>
          </draw:text-box>
        </draw:frame>
        <draw:frame draw:style-name="gr15" draw:text-style-name="P13" draw:layer="layout" svg:width="1.904cm" svg:height="1.904cm" svg:x="9.398cm" svg:y="3.734cm">
          <draw:image xlink:href="Pictures/10000201000000C0000000C0E449188A05DADF92.png" xlink:type="simple" xlink:show="embed" xlink:actuate="onLoad">
            <text:p/>
          </draw:image>
        </draw:frame>
        <dr3d:scene draw:style-name="gr16" svg:width="8.837cm" svg:height="8.516cm" svg:x="11.356cm" svg:y="12.446cm" dr3d:transform="matrix (-0.93818697702211 0.168869711307002 -0.302139399531426 0.00292364187982912 0.876745239776078 0.48094618913984 0.34611652440223 0.450334103897397 -0.823044680684259 0.0116040840178756cm 0.11101374802914cm 0.02668162561193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7" draw:layer="layout" svg:viewBox="0 -5000 2500 10000" svg:d="M0 5000l125-500 125-500 250-1000 500-2000 500-2000 500-2000 500-2000h-500-500-500-500-250-250z"/>
        </dr3d:scene>
        <draw:frame draw:style-name="gr13" draw:text-style-name="P14" draw:layer="layout" svg:width="10.16cm" svg:height="1.016cm" svg:x="10.995cm" svg:y="20.728cm">
          <draw:text-box>
            <text:p text:style-name="P2"><text:span text:style-name="T9">Object Under Measur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solid" draw:fill-color="#cccccc" draw:gradient-step-count="0" draw:textarea-horizontal-align="justify" draw:textarea-vertical-align="top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23:54:04.259000000</meta:creation-date>
    <dc:date>2018-10-11T15:40:35.479512273</dc:date>
    <meta:editing-duration>PT1H25M9S</meta:editing-duration>
    <meta:editing-cycles>13</meta:editing-cycles>
    <meta:generator>LibreOffice/6.0.6.2$Linux_X86_64 LibreOffice_project/00m0$Build-2</meta:generator>
    <meta:document-statistic meta:object-count="34"/>
  </office:meta>
</office:document-meta>
</file>